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2.3pt"/>
    </style:style>
    <style:style style:name="co2" style:family="table-column">
      <style:table-column-properties fo:break-before="auto" style:column-width="432.51pt"/>
    </style:style>
    <style:style style:name="co3" style:family="table-column">
      <style:table-column-properties fo:break-before="auto" style:column-width="252.6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5.tm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 Phrase Reference in Japanese to English Machine Translation</text:p>
          </table:table-cell>
          <table:table-cell office:value-type="string" calcext:value-type="string">
            <text:p>Francis BOND and Kentaro OGURA and Tsukasa KAWAOKA</text:p>
          </table:table-cell>
          <table:table-cell office:value-type="string" calcext:value-type="string">
            <text:p>http://www.mt-archive.info/90/TMI-1995-Bon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using Minimal Recursion Semantics</text:p>
          </table:table-cell>
          <table:table-cell office:value-type="string" calcext:value-type="string">
            <text:p>Ann COPESTAKE and Dan FLICKINGER and Rob MALOUF and Susanne RIEHEMANN and Ivan SAG</text:p>
          </table:table-cell>
          <table:table-cell office:value-type="string" calcext:value-type="string">
            <text:p>http://www.mt-archive.info/90/TMI-1995-Copestak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ue Acts in Automatic Dialogue Interpreting</text:p>
          </table:table-cell>
          <table:table-cell office:value-type="string" calcext:value-type="string">
            <text:p>Birte SCHMITZ and J. Joachim QUANTZ</text:p>
          </table:table-cell>
          <table:table-cell office:value-type="string" calcext:value-type="string">
            <text:p>http://www.mt-archive.info/90/TMI-1995-Schmit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-Lexical Rules for Multi-Lexeme Translation in Lexicalist MT</text:p>
          </table:table-cell>
          <table:table-cell office:value-type="string" calcext:value-type="string">
            <text:p>Arturo TRUJILLO</text:p>
          </table:table-cell>
          <table:table-cell office:value-type="string" calcext:value-type="string">
            <text:p>http://www.mt-archive.info/90/TMI-1995-Trujil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Sign-Based Approach to the Translation of Temporal Expressions</text:p>
          </table:table-cell>
          <table:table-cell office:value-type="string" calcext:value-type="string">
            <text:p>Frank VAN EYNDE</text:p>
          </table:table-cell>
          <table:table-cell office:value-type="string" calcext:value-type="string">
            <text:p>http://www.mt-archive.info/90/TMI-1995-VanEynd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phora Resolution in Machine Translation</text:p>
          </table:table-cell>
          <table:table-cell office:value-type="string" calcext:value-type="string">
            <text:p>Ruslan MITKOV and Sung-Kwon CHOI and Randall SHARP</text:p>
          </table:table-cell>
          <table:table-cell office:value-type="string" calcext:value-type="string">
            <text:p>http://www.mt-archive.info/90/TMI-1995-Mitko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asentential Resolution of Japanese Zero Pronouns in a Machine Translation System using Semantic and Pragmatic Constraints</text:p>
          </table:table-cell>
          <table:table-cell office:value-type="string" calcext:value-type="string">
            <text:p>Hiromi NAKAIWA and Satoru IKEHARA</text:p>
          </table:table-cell>
          <table:table-cell office:value-type="string" calcext:value-type="string">
            <text:p>http://www.mt-archive.info/90/TMI-1995-Nakai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ologiae Ontologiae</text:p>
          </table:table-cell>
          <table:table-cell office:value-type="string" calcext:value-type="string">
            <text:p>Sergei NIRENBURG and Victor RASKIN and Boyan ONYSHKEVYCH</text:p>
          </table:table-cell>
          <table:table-cell office:value-type="string" calcext:value-type="string">
            <text:p>http://www.mt-archive.info/90/TMI-1995-Nirenbur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ain Modeling for Machine Translation</text:p>
          </table:table-cell>
          <table:table-cell office:value-type="string" calcext:value-type="string">
            <text:p>J. Joachim QUANTZ and Uwe KUESSNER and Manfred GEHRKE</text:p>
          </table:table-cell>
          <table:table-cell office:value-type="string" calcext:value-type="string">
            <text:p>http://www.mt-archive.info/90/TMI-1995-Quant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ological evaluation of a controlled language application: precision, recall and convergence tests for SECC</text:p>
          </table:table-cell>
          <table:table-cell office:value-type="string" calcext:value-type="string">
            <text:p>Geert ADRIAENS and Lieve MACKEN</text:p>
          </table:table-cell>
          <table:table-cell office:value-type="string" calcext:value-type="string">
            <text:p>http://www.mt-archive.info/90/TMI-1995-Adriae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 Language Modeling in a Machine Translation Prototype for Healthcare Applications: a Sublanguage Approach</text:p>
          </table:table-cell>
          <table:table-cell office:value-type="string" calcext:value-type="string">
            <text:p>Guy DEVILLE and Emmanuel HERBIGNAUX</text:p>
          </table:table-cell>
          <table:table-cell office:value-type="string" calcext:value-type="string">
            <text:p>http://www.mt-archive.info/90/TMI-1995-Devil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led English for Knowledge-Based MT: Experience with the KANT System</text:p>
          </table:table-cell>
          <table:table-cell table:style-name="ce2" office:value-type="string" calcext:value-type="string">
            <text:p>Teruko MITAMURA and Eric H. NYBERG, 3rd</text:p>
          </table:table-cell>
          <table:table-cell office:value-type="string" calcext:value-type="string">
            <text:p>http://www.mt-archive.info/90/TMI-1995-Mita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Context in Machine Translation of Spoken Language</text:p>
          </table:table-cell>
          <table:table-cell office:value-type="string" calcext:value-type="string">
            <text:p>Lori LEVIN and Oren GLICKMAN and Yan QU and Carolyn P. ROSE and Donna GATES and Alon LAVIE and Alex WAIBEL and Carol VAN ESS-DYKEMA</text:p>
          </table:table-cell>
          <table:table-cell office:value-type="string" calcext:value-type="string">
            <text:p>http://www.mt-archive.info/90/TMI-1995-Lev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t-based Incremental Transfer in Machine Translation</text:p>
          </table:table-cell>
          <table:table-cell office:value-type="string" calcext:value-type="string">
            <text:p>Jan W. AMTRUP</text:p>
          </table:table-cell>
          <table:table-cell office:value-type="string" calcext:value-type="string">
            <text:p>http://www.mt-archive.info/90/TMI-1995-Amtrup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pt-Based Parsing For Speech Translation</text:p>
          </table:table-cell>
          <table:table-cell office:value-type="string" calcext:value-type="string">
            <text:p>L.J. MAYFIELD and M. GAVALDA and Y-H. SEO and B. SUHM and W. WARD and A. WAIBEL</text:p>
          </table:table-cell>
          <table:table-cell office:value-type="string" calcext:value-type="string">
            <text:p>http://www.mt-archive.info/90/TMI-1995-Mayfiel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 English Verb Selection Rules from Hand-made Rules and Translation Examples</text:p>
          </table:table-cell>
          <table:table-cell office:value-type="string" calcext:value-type="string">
            <text:p>Yasuhiro AKBA and Megumi ISHII and Hussein ALMUALLIM and Shigeo KANEDA</text:p>
          </table:table-cell>
          <table:table-cell office:value-type="string" calcext:value-type="string">
            <text:p>http://www.mt-archive.info/90/TMI-1995-Akib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ing Statistical English Language Modelling to Symbolic Machine Translation</text:p>
          </table:table-cell>
          <table:table-cell office:value-type="string" calcext:value-type="string">
            <text:p>Ralf BROWN and Robert FREDERKING</text:p>
          </table:table-cell>
          <table:table-cell office:value-type="string" calcext:value-type="string">
            <text:p>http://www.mt-archive.info/90/TMI-1995-Brow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erced Markov Models for Cross-Lingual Lexical-Tag Relations</text:p>
          </table:table-cell>
          <table:table-cell office:value-type="string" calcext:value-type="string">
            <text:p>Pascale FUNG and Dekai WU</text:p>
          </table:table-cell>
          <table:table-cell office:value-type="string" calcext:value-type="string">
            <text:p>http://www.mt-archive.info/90/TMI-1995-Fu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terns of Derivation</text:p>
          </table:table-cell>
          <table:table-cell office:value-type="string" calcext:value-type="string">
            <text:p>Oliver STREITER and Antje SCHMIDT-WIGGER</text:p>
          </table:table-cell>
          <table:table-cell office:value-type="string" calcext:value-type="string">
            <text:p>http://www.mt-archive.info/90/TMI-1995-Streit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terogeneous Computing for Example-Based Translation of Spoken Language</text:p>
          </table:table-cell>
          <table:table-cell office:value-type="string" calcext:value-type="string">
            <text:p>Eiichiro SUMITA and Hitoshi IIDA</text:p>
          </table:table-cell>
          <table:table-cell office:value-type="string" calcext:value-type="string">
            <text:p>http://www.mt-archive.info/90/TMI-1995-Sumi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: an Integration Approach</text:p>
          </table:table-cell>
          <table:table-cell office:value-type="string" calcext:value-type="string">
            <text:p>Kuang-hua CHEN and Hsin-Hsi CHEN</text:p>
          </table:table-cell>
          <table:table-cell office:value-type="string" calcext:value-type="string">
            <text:p>http://www.mt-archive.info/90/TMI-1995-C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Learning of Knowledge for Example-Based Disambiguation of Attachment</text:p>
          </table:table-cell>
          <table:table-cell table:style-name="ce3" office:value-type="string" calcext:value-type="string">
            <text:p>Naohiko URAMOTO</text:p>
          </table:table-cell>
          <table:table-cell office:value-type="string" calcext:value-type="string">
            <text:p>http://www.mt-archive.info/90/TMI-1995-Uram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ethod for Automatically Adapting an MT System to Different Domains</text:p>
          </table:table-cell>
          <table:table-cell office:value-type="string" calcext:value-type="string">
            <text:p>Setsuo YAMADA and Hiromi NAKAIWA and Kentaro OGURA and Satoru IKEHARA</text:p>
          </table:table-cell>
          <table:table-cell office:value-type="string" calcext:value-type="string">
            <text:p>http://www.mt-archive.info/90/TMI-1995-Yama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ituent Shifts in the Logos English-German System</text:p>
          </table:table-cell>
          <table:table-cell office:value-type="string" calcext:value-type="string">
            <text:p>Claudia GDANIEC and Patricia SCHMID</text:p>
          </table:table-cell>
          <table:table-cell office:value-type="string" calcext:value-type="string">
            <text:p>http://www.mt-archive.info/90/TMI-1995-Gdaniec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ke-and-Bake MT and Morphology</text:p>
          </table:table-cell>
          <table:table-cell office:value-type="string" calcext:value-type="string">
            <text:p>Davide TURCATO</text:p>
          </table:table-cell>
          <table:table-cell office:value-type="string" calcext:value-type="string">
            <text:p>http://www.mt-archive.info/90/TMI-1995-Turca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ken-Language Machine Translation in Limited Domains: Can it be Achieved by Finite-State Models?</text:p>
          </table:table-cell>
          <table:table-cell table:style-name="ce4" office:value-type="string" calcext:value-type="string">
            <text:p>J.M. VILAR and A. CASTELLANOS and J.M. JIMENEZ and J.A. SANCHEZ and E. VIDAL and J. ONCINA and H. RULOT</text:p>
          </table:table-cell>
          <table:table-cell office:value-type="string" calcext:value-type="string">
            <text:p>http://www.mt-archive.info/90/TMI-1995-Vila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orpus-based Two-Way Design for Parameterized MT Systems: Rationale, Architecture and Training Issues</text:p>
          </table:table-cell>
          <table:table-cell office:value-type="string" calcext:value-type="string">
            <text:p>Keh-Yih SU and Jing-Shin CHANG and Yu-Ling UNA HSU</text:p>
          </table:table-cell>
          <table:table-cell office:value-type="string" calcext:value-type="string">
            <text:p>http://www.mt-archive.info/90/TMI-1995-S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mmarless Extraction of Phrasal Translation Examples from Parallel Texts</text:p>
          </table:table-cell>
          <table:table-cell office:value-type="string" calcext:value-type="string">
            <text:p>Dekai WU</text:p>
          </table:table-cell>
          <table:table-cell office:value-type="string" calcext:value-type="string">
            <text:p>http://www.mt-archive.info/90/TMI-1995-Wu.pdf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5.tmi'.A1:'1995.tmi'.AMJ22 '1995.tmi'.A24:'1995.tmi'.AMJ26 '1995.tmi'.A23:'1995.tmi'.A23 '1995.tmi'.C23:'1995.tmi'.AMJ23 '1995.tmi'.A28:'1995.tmi'.AMJ1048576 '1995.tmi'.A27:'1995.tmi'.A27 '1995.tmi'.C27:'1995.tmi'.AMJ27">
            <calcext:condition calcext:apply-style-name="Accent" calcext:value="duplicate" calcext:base-cell-address="'1995.tmi'.A1"/>
          </calcext:conditional-format>
          <calcext:conditional-format calcext:target-range-address="'1995.tmi'.B27:'1995.tmi'.B27">
            <calcext:condition calcext:apply-style-name="Accent" calcext:value="duplicate" calcext:base-cell-address="'1995.tmi'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7:36:31.915364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7:36:53.758826429</dc:date>
    <meta:editing-duration>PT10M38S</meta:editing-duration>
    <meta:editing-cycles>2</meta:editing-cycles>
    <meta:generator>LibreOffice/6.0.7.3$Linux_X86_64 LibreOffice_project/00m0$Build-3</meta:generator>
    <meta:document-statistic meta:table-count="1" meta:cell-count="90" meta:object-count="0"/>
  </office:meta>
</office:document-meta>
</file>